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524cm" fo:min-width="18.675cm" loext:decorative="false"/>
    </style:style>
    <style:style style:name="gr2" style:family="graphic" style:parent-style-name="objectwithoutfill">
      <style:graphic-properties svg:stroke-color="#2e2706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48cm" loext:decorative="false"/>
      <style:paragraph-properties style:writing-mode="lr-tb"/>
    </style:style>
    <style:style style:name="gr4" style:family="graphic" style:parent-style-name="objectwithoutfill">
      <style:graphic-properties svg:stroke-color="#000000" svg:stroke-opacity="50%" draw:fill="none" draw:textarea-vertical-align="middle" loext:decorative="false"/>
    </style:style>
    <style:style style:name="gr5" style:family="graphic" style:parent-style-name="standard">
      <style:graphic-properties draw:stroke="none" svg:stroke-color="#2e2706" draw:fill="none" draw:fill-color="#ffffff" draw:auto-grow-height="true" draw:auto-grow-width="false" fo:min-height="0.5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18cm" loext:decorative="false"/>
      <style:paragraph-properties style:writing-mode="lr-tb"/>
    </style:style>
    <style:style style:name="gr7" style:family="graphic" style:parent-style-name="objectwithoutfill">
      <style:graphic-properties svg:stroke-width="0.051cm" svg:stroke-color="#127622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2a6099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6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127622" loext:opacity="100%"/>
    </style:style>
    <style:style style:name="P3" style:family="paragraph">
      <style:paragraph-properties fo:text-align="end"/>
      <style:text-properties fo:font-size="12pt"/>
    </style:style>
    <style:style style:name="P4" style:family="paragraph">
      <loext:graphic-properties draw:fill="none" draw:fill-color="#ffffff"/>
      <style:paragraph-properties fo:text-align="end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color="#127622" loext:opacity="100%" fo:font-size="12pt"/>
    </style:style>
    <style:style style:name="P7" style:family="paragraph">
      <loext:graphic-properties draw:fill="none" draw:fill-color="#ffffff"/>
      <style:paragraph-properties fo:text-align="end"/>
      <style:text-properties fo:color="#127622" loext:opacity="100%" fo:font-size="12pt"/>
    </style:style>
    <style:style style:name="P8" style:family="paragraph">
      <style:paragraph-properties fo:text-align="end"/>
      <style:text-properties fo:color="#2a6099" loext:opacity="100%" fo:font-size="12pt"/>
    </style:style>
    <style:style style:name="P9" style:family="paragraph">
      <loext:graphic-properties draw:fill="none" draw:fill-color="#ffffff"/>
      <style:paragraph-properties fo:text-align="end"/>
      <style:text-properties fo:color="#2a6099" loext:opacity="100%"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5cm" svg:height="12.774cm" svg:x="2.276cm" svg:y="3.47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6cm" svg:y1="13.741cm" svg:x2="20.335cm" svg:y2="13.741cm">
          <text:p/>
        </draw:line>
        <draw:frame draw:style-name="gr3" draw:text-style-name="P4" draw:layer="layout" svg:width="1.052cm" svg:height="0.725cm" svg:x="3.515cm" svg:y="10.782cm">
          <draw:text-box>
            <text:p text:style-name="P3"><text:span text:style-name="T1">20</text:span></text:p>
          </draw:text-box>
        </draw:frame>
        <draw:line draw:style-name="gr4" draw:text-style-name="P5" draw:layer="layout" svg:x1="4.41cm" svg:y1="11.152cm" svg:x2="20.369cm" svg:y2="11.152cm">
          <text:p/>
        </draw:line>
        <draw:frame draw:style-name="gr3" draw:text-style-name="P4" draw:layer="layout" svg:width="1.052cm" svg:height="0.725cm" svg:x="3.516cm" svg:y="8.208cm">
          <draw:text-box>
            <text:p text:style-name="P3"><text:span text:style-name="T1">40</text:span></text:p>
          </draw:text-box>
        </draw:frame>
        <draw:line draw:style-name="gr4" draw:text-style-name="P5" draw:layer="layout" svg:x1="4.411cm" svg:y1="8.578cm" svg:x2="20.37cm" svg:y2="8.578cm">
          <text:p/>
        </draw:line>
        <draw:frame draw:style-name="gr3" draw:text-style-name="P4" draw:layer="layout" svg:width="1.052cm" svg:height="0.725cm" svg:x="3.516cm" svg:y="5.69cm">
          <draw:text-box>
            <text:p text:style-name="P3"><text:span text:style-name="T1">60</text:span></text:p>
          </draw:text-box>
        </draw:frame>
        <draw:line draw:style-name="gr4" draw:text-style-name="P5" draw:layer="layout" svg:x1="4.411cm" svg:y1="6.06cm" svg:x2="20.37cm" svg:y2="6.06cm">
          <text:p/>
        </draw:line>
        <draw:frame draw:style-name="gr5" draw:text-style-name="P7" draw:layer="layout" svg:width="2.517cm" svg:height="0.768cm" svg:x="3.457cm" svg:y="14.368cm">
          <draw:text-box>
            <text:p text:style-name="P6"><text:span text:style-name="T1">Jan 2023</text:span></text:p>
          </draw:text-box>
        </draw:frame>
        <draw:line draw:style-name="gr4" draw:text-style-name="P5" draw:layer="layout" svg:x1="4.779cm" svg:y1="5.38cm" svg:x2="4.779cm" svg:y2="14.341cm">
          <text:p/>
        </draw:line>
        <draw:frame draw:style-name="gr3" draw:text-style-name="P4" draw:layer="layout" svg:width="1.052cm" svg:height="0.725cm" svg:x="3.515cm" svg:y="10.783cm">
          <draw:text-box>
            <text:p text:style-name="P3"><text:span text:style-name="T1">20</text:span></text:p>
          </draw:text-box>
        </draw:frame>
        <draw:frame draw:style-name="gr5" draw:text-style-name="P7" draw:layer="layout" svg:width="2.517cm" svg:height="0.768cm" svg:x="18.847cm" svg:y="14.396cm">
          <draw:text-box>
            <text:p text:style-name="P6"><text:span text:style-name="T1">Jan 2024</text:span></text:p>
          </draw:text-box>
        </draw:frame>
        <draw:line draw:style-name="gr4" draw:text-style-name="P5" draw:layer="layout" svg:x1="20.069cm" svg:y1="5.508cm" svg:x2="20.069cm" svg:y2="14.469cm">
          <text:p/>
        </draw:line>
        <draw:frame draw:style-name="gr5" draw:text-style-name="P7" draw:layer="layout" svg:width="2.517cm" svg:height="0.768cm" svg:x="15.008cm" svg:y="14.365cm">
          <draw:text-box>
            <text:p text:style-name="P6"><text:span text:style-name="T1">Oct 2023</text:span></text:p>
          </draw:text-box>
        </draw:frame>
        <draw:line draw:style-name="gr4" draw:text-style-name="P5" draw:layer="layout" svg:x1="16.23cm" svg:y1="5.377cm" svg:x2="16.23cm" svg:y2="14.338cm">
          <text:p/>
        </draw:line>
        <draw:frame draw:style-name="gr5" draw:text-style-name="P7" draw:layer="layout" svg:width="2.517cm" svg:height="0.768cm" svg:x="11.225cm" svg:y="14.365cm">
          <draw:text-box>
            <text:p text:style-name="P6"><text:span text:style-name="T1">Jul 2023</text:span></text:p>
          </draw:text-box>
        </draw:frame>
        <draw:line draw:style-name="gr4" draw:text-style-name="P5" draw:layer="layout" svg:x1="12.447cm" svg:y1="5.377cm" svg:x2="12.447cm" svg:y2="14.338cm">
          <text:p/>
        </draw:line>
        <draw:frame draw:style-name="gr5" draw:text-style-name="P7" draw:layer="layout" svg:width="2.517cm" svg:height="0.768cm" svg:x="7.414cm" svg:y="14.365cm">
          <draw:text-box>
            <text:p text:style-name="P6"><text:span text:style-name="T1">Apr 2023</text:span></text:p>
          </draw:text-box>
        </draw:frame>
        <draw:line draw:style-name="gr4" draw:text-style-name="P5" draw:layer="layout" svg:x1="8.636cm" svg:y1="5.377cm" svg:x2="8.636cm" svg:y2="14.338cm">
          <text:p/>
        </draw:line>
        <draw:frame draw:style-name="gr6" draw:text-style-name="P9" draw:layer="layout" svg:width="2.517cm" svg:height="0.768cm" svg:x="3.458cm" svg:y="15.469cm">
          <draw:text-box>
            <text:p text:style-name="P8"><text:span text:style-name="T1">Jan 2022</text:span></text:p>
          </draw:text-box>
        </draw:frame>
        <draw:frame draw:style-name="gr6" draw:text-style-name="P9" draw:layer="layout" svg:width="2.517cm" svg:height="0.768cm" svg:x="18.848cm" svg:y="15.497cm">
          <draw:text-box>
            <text:p text:style-name="P8"><text:span text:style-name="T1">Jan 2023</text:span></text:p>
          </draw:text-box>
        </draw:frame>
        <draw:frame draw:style-name="gr6" draw:text-style-name="P9" draw:layer="layout" svg:width="2.517cm" svg:height="0.768cm" svg:x="15.009cm" svg:y="15.466cm">
          <draw:text-box>
            <text:p text:style-name="P8"><text:span text:style-name="T1">Oct 2022</text:span></text:p>
          </draw:text-box>
        </draw:frame>
        <draw:frame draw:style-name="gr6" draw:text-style-name="P9" draw:layer="layout" svg:width="2.517cm" svg:height="0.768cm" svg:x="11.226cm" svg:y="15.466cm">
          <draw:text-box>
            <text:p text:style-name="P8"><text:span text:style-name="T1">Jul 2022</text:span></text:p>
          </draw:text-box>
        </draw:frame>
        <draw:frame draw:style-name="gr6" draw:text-style-name="P9" draw:layer="layout" svg:width="2.517cm" svg:height="0.768cm" svg:x="7.415cm" svg:y="15.466cm">
          <draw:text-box>
            <text:p text:style-name="P8"><text:span text:style-name="T1">Apr 2022</text:span></text:p>
          </draw:text-box>
        </draw:frame>
        <draw:path draw:style-name="gr7" draw:text-style-name="P5" draw:layer="layout" svg:width="6.941cm" svg:height="2.082cm" svg:x="4.751cm" svg:y="8.808cm" svg:viewBox="0 0 6942 2083" svg:d="M0 2060c344 56 680-4 1024-29 413-32 851-41 1223-227 319-161 591-404 911-569 298-154 575-341 853-541 293-212 559-420 882-540 328-122 690-228 1053-86 311 120 646 232 882 484l114 142">
          <text:p/>
        </draw:path>
        <draw:path draw:style-name="gr8" draw:text-style-name="P5" draw:layer="layout" svg:width="14.391cm" svg:height="7.76cm" draw:transform="skewX (-6.67028197024318E-017) rotate (0.660781654805053) translate (4.13881357547613cm 11.2021530079215cm)" svg:viewBox="0 0 14392 7761" svg:d="M0 1090c433 109 920 121 1328-85 340-172 697-308 1032-494 316-175 622-353 1003-410 354-52 712-149 1066-73 369 79 622 388 871 641 210 215 550 304 591 677 41 372-17 730-25 1098-6 339 0 687-74 1022-80 362-37 736-65 1104-25 338 105 676 355 887 224 190 457 370 696 542 270 192 614 242 886 436 265 189 593 264 906 272 382 10 739-211 1130-203 324 7 654 23 971 142 300 113 548 274 823 424 274 150 489 392 742 577 271 198 684 126 919-115 253-261 638-271 967-365l243 152 27 57">
          <text:p/>
        </draw:path>
        <draw:frame draw:style-name="gr9" draw:text-style-name="P4" draw:layer="layout" svg:width="1.407cm" svg:height="0.851cm" draw:transform="rotate (1.59697626557481) translate (2.962cm 10.66cm)">
          <draw:text-box>
            <text:p text:style-name="P3"><text:span text:style-name="T1">kW</text:span></text:p>
          </draw:text-box>
        </draw:frame>
        <draw:frame draw:style-name="gr10" draw:text-style-name="P4" draw:layer="layout" svg:width="4.648cm" svg:height="0.859cm" svg:x="9.718cm" svg:y="4.091cm">
          <draw:text-box>
            <text:p text:style-name="P3"><text:span text:style-name="T1">Meter or group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4-05-13T14:29:58.560000000</meta:creation-date>
    <dc:date>2024-05-13T15:01:03.019000000</dc:date>
    <dc:creator>Steven Huss-Lederman</dc:creator>
    <meta:editing-duration>PT26M26S</meta:editing-duration>
    <meta:editing-cycles>5</meta:editing-cycles>
    <meta:generator>LibreOffice/7.6.6.3$Windows_X86_64 LibreOffice_project/d97b2716a9a4a2ce1391dee1765565ea469b0ae7</meta:generator>
    <meta:document-statistic meta:object-count="28"/>
  </office:meta>
</office:document-meta>
</file>